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cabdbc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c5be6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ca9e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ccd5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officeooo:rsid="004804ae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officeooo:rsid="047da547"/>
    </style:style>
    <style:style style:name="T31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style:font-size-asian="12pt" style:font-size-complex="12pt"/>
    </style:style>
    <style:style style:name="T334" style:family="text">
      <style:text-properties officeooo:rsid="04473353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officeooo:rsid="0aace3cd"/>
    </style:style>
    <style:style style:name="T339" style:family="text">
      <style:text-properties officeooo:rsid="0b952edb"/>
    </style:style>
    <style:style style:name="T340" style:family="text">
      <style:text-properties fo:font-size="8pt" style:font-size-asian="8pt" style:font-size-complex="8pt" loext:padding="0.049cm" loext:border="0.31pt solid #000000"/>
    </style:style>
    <style:style style:name="T341" style:family="text">
      <style:text-properties officeooo:rsid="0394a435"/>
    </style:style>
    <style:style style:name="T342" style:family="text">
      <style:text-properties officeooo:rsid="0be4091b"/>
    </style:style>
    <style:style style:name="T343" style:family="text">
      <style:text-properties officeooo:rsid="0cf7e116"/>
    </style:style>
    <style:style style:name="T344" style:family="text">
      <style:text-properties officeooo:rsid="0de11971"/>
    </style:style>
    <style:style style:name="T345" style:family="text">
      <style:text-properties officeooo:rsid="01657261" style:font-size-complex="12pt"/>
    </style:style>
    <style:style style:name="T346" style:family="text">
      <style:text-properties officeooo:rsid="0e5635a7"/>
    </style:style>
    <style:style style:name="T347" style:family="text">
      <style:text-properties officeooo:rsid="0e56c5f4"/>
    </style:style>
    <style:style style:name="T348" style:family="text">
      <style:text-properties officeooo:rsid="0e80285f"/>
    </style:style>
    <style:style style:name="T349" style:family="text">
      <style:text-properties officeooo:rsid="0e838e2a"/>
    </style:style>
    <style:style style:name="T350" style:family="text">
      <style:text-properties officeooo:rsid="0e83c34e"/>
    </style:style>
    <style:style style:name="T35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style:font-size-asian="12pt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3"><text:span text:style-name="T341">Deze versie </text:span><text:span text:style-name="T341"><text:reference-ref text:reference-format="text" text:ref-name="Versie">22.04</text:reference-ref></text:span><text:span text:style-name="T342"><text:s/></text:span><text:span text:style-name="T341">is een zogenaamde LTS-versie (</text:span><text:span text:style-name="T344">LTS=</text:span><text:span text:style-name="T341">Long-Term Support, langetermijnondersteuning).<text:line-break/></text:span><text:span text:style-name="T265">Deze</text:span><text:span text:style-name="T266"> </text:span><text:span text:style-name="T266"><text:reference-ref text:reference-format="text" text:ref-name="Distributie">Ubuntu</text:reference-ref></text:span><text:span text:style-name="T275"><text:s/></text:span><text:span text:style-name="T266">LTS-versie wordt </text:span><text:span text:style-name="T272">vanaf vrijgave </text:span><text:span text:style-name="T274">in </text:span><text:span text:style-name="T271">april</text:span><text:span text:style-name="T269"> 202</text:span><text:span text:style-name="T271">2</text:span><text:span text:style-name="T272"> </text:span><text:span text:style-name="T273">standaard </text:span><text:span text:style-name="T267">vijf</text:span><text:span text:style-name="T266"> jaar onder</text:span><text:span text:style-name="T276">houden</text:span><text:span text:style-name="T268"> </text:span><text:span text:style-name="T266">tot </text:span><text:span text:style-name="T271">april</text:span><text:span text:style-name="T265"> </text:span><text:span text:style-name="T266">202</text:span><text:span text:style-name="T271">7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7">voor</text:span><text:span text:style-name="T308"> </text:span><text:span text:style-name="T309">deze en andere </text:span><text:span text:style-name="T310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1">(zie toelichting)</text:span><text:span text:style-name="T17">:</text:span></text:p>
      <text:p text:style-name="P2"><text:span text:style-name="Definition"><text:span text:style-name="T328">g</text:span></text:span><text:span text:style-name="Definition"><text:span text:style-name="T327">ebruiker</text:span></text:span><text:span text:style-name="Definition"><text:span text:style-name="T316"><text:tab/><text:tab/></text:span></text:span><text:span text:style-name="Definition"><text:span text:style-name="T333"> <text:tab/><text:tab/></text:span></text:span><text:span text:style-name="T317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7"><text:tab/></text:span><text:span text:style-name="T318">(</text:span><text:span text:style-name="T313">volledige naam, bijv. </text:span><text:span text:style-name="T315">J</text:span><text:span text:style-name="T332">a</text:span><text:span text:style-name="T315">n </text:span><text:span text:style-name="T332">Jansen</text:span><text:span text:style-name="T314">)</text:span></text:p>
      <text:p text:style-name="Standard"><text:span text:style-name="Definition"><text:span text:style-name="T328">g</text:span></text:span><text:span text:style-name="Definition"><text:span text:style-name="T327">ebruikersnaam</text:span></text:span><text:span text:style-name="Definition"><text:span text:style-name="T312"><text:tab/></text:span></text:span><text:span text:style-name="Definition"><text:span text:style-name="T312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2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30">c</text:span></text:span><text:span text:style-name="Definition"><text:span text:style-name="T329">omputernaam</text:span></text:span><text:span text:style-name="Definition"><text:span text:style-name="T319"><text:tab/><text:tab/></text:span></text:span><text:span text:style-name="Definition"><text:span text:style-name="T317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7"><text:tab/></text:span></text:span><text:span text:style-name="Definition"><text:span text:style-name="T320">(</text:span></text:span><text:span text:style-name="Definition"><text:span text:style-name="T321">naam van de compute</text:span></text:span><text:span text:style-name="Definition"><text:span text:style-name="T322">r, </text:span></text:span><text:span text:style-name="Definition"><text:span text:style-name="T323">bijv. </text:span></text:span><text:span text:style-name="Definition"><text:span text:style-name="T324">pc02</text:span></text:span><text:span text:style-name="Definition"><text:span text:style-name="T320">)</text:span></text:span></text:p>
      <text:p text:style-name="P1"><text:span text:style-name="Definition"><text:span text:style-name="T328">o</text:span></text:span><text:span text:style-name="Definition"><text:span text:style-name="T327">pstartmenu</text:span></text:span><text:span text:style-name="Definition"><text:span text:style-name="T317"><text:tab/><text:tab/><text:tab/></text:span></text:span><text:span text:style-name="Definition"><text:span text:style-name="T317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7"><text:tab/></text:span></text:span><text:span text:style-name="Definition"><text:span text:style-name="T320">(</text:span></text:span><text:span text:style-name="Definition"><text:span text:style-name="T321">to</text:span></text:span><text:span text:style-name="Definition"><text:span text:style-name="T325">ets voor het opstartmedium</text:span></text:span><text:span text:style-name="Definition"><text:span text:style-name="T326">)</text:span></text:span></text:p>
      <text:p text:style-name="P1"><text:span text:style-name="Definition"><text:span text:style-name="T330">i</text:span></text:span><text:span text:style-name="Definition"><text:span text:style-name="T331">nstellingen</text:span></text:span><text:span text:style-name="T320"><text:tab/><text:tab/> <text:tab/></text:span><text:span text:style-name="T320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0"><text:tab/>(</text:span><text:span text:style-name="T321">toets voor het BIOS/UEFI-scherm</text:span><text:span text:style-name="T320">)</text:span></text:p>
      <text:p text:style-name="P3"><text:span text:style-name="Definition"><text:span text:style-name="T352">g</text:span></text:span><text:span text:style-name="Definition"><text:span text:style-name="T351">ebruiker</text:span></text:span><text:span text:style-name="Definition"><text:span text:style-name="T353">2</text:span></text:span><text:span text:style-name="Definition"><text:span text:style-name="T354"><text:tab/></text:span></text:span><text:span text:style-name="Definition"><text:span text:style-name="T364"> <text:tab/><text:tab/></text:span></text:span><text:span text:style-name="T355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5"><text:tab/></text:span><text:span text:style-name="T356">(</text:span><text:span text:style-name="T357">volledige naam </text:span><text:span text:style-name="T358">evt. 2</text:span><text:span text:style-name="T365">e</text:span><text:span text:style-name="T358"> gebruiker</text:span><text:span text:style-name="T359">)</text:span></text:p>
      <text:p text:style-name="P72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53">2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0"><text:tab/></text:span></text:span><text:span text:style-name="T361">(korte naam</text:span><text:span text:style-name="T362"> </text:span><text:span text:style-name="T363">evt. 2</text:span><text:span text:style-name="T366">e</text:span><text:span text:style-name="T363"> gebruiker</text:span><text:span text:style-name="T361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1886298856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9">Debian-</text:span><text:span text:style-name="T350">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37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40">Super</text:span>-toets <text:span text:style-name="T216">is </text:span>de Windows<text:span text:style-name="T343">-</text:span><text:span text:style-name="T339">toets</text:span>, <text:span text:style-name="T343">C</text:span>ommand-<text:span text:style-name="T339">toets</text:span>, of <text:span text:style-name="T343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94951646353285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7">een </text:span><text:span text:style-name="T277"><text:reference-ref text:reference-format="text" text:ref-name="Distributie">Ubuntu</text:reference-ref></text:span><text:span text:style-name="T277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4">Vanaf ee</text:span>n Live <text:span text:style-name="T338">USB-stick </text:span><text:span text:style-name="T346">(</text:span><text:span text:style-name="T338">of </text:span><text:span text:style-name="T347">cd/dvd</text:span><text:span text:style-name="T346">)</text:span><text:span text:style-name="T19"> </text:span>kunt <text:span text:style-name="T334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6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5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5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9">het gewenste </text:span></text:span><text:span text:style-name="Strong_20_Emphasis"><text:span text:style-name="T294">Installatie type</text:span></text:span><text:span text:style-name="Strong_20_Emphasis"><text:span text:style-name="T27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0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1">O</text:span></text:span><text:span text:style-name="Strong_20_Emphasis"><text:span text:style-name="T282">p </text:span></text:span><text:span text:style-name="Strong_20_Emphasis"><text:span text:style-name="T283">het </text:span></text:span><text:span text:style-name="Strong_20_Emphasis"><text:span text:style-name="T284">scherm </text:span></text:span><text:span text:style-name="Strong_20_Emphasis"><text:span text:style-name="T295">Waar bevindt u zich?</text:span></text:span><text:span text:style-name="Strong_20_Emphasis"><text:span text:style-name="T284"> </text:span></text:span><text:span text:style-name="Strong_20_Emphasis"><text:span text:style-name="T285">controleer </text:span></text:span><text:span text:style-name="Strong_20_Emphasis"><text:span text:style-name="T286">de </text:span></text:span><text:span text:style-name="Strong_20_Emphasis"><text:span text:style-name="T285">locatie en </text:span></text:span><text:span text:style-name="Strong_20_Emphasis"><text:span text:style-name="T281">klik </text:span></text:span><text:span text:style-name="Strong_20_Emphasis"><text:span text:style-name="T284">op </text:span></text:span><text:span text:style-name="Strong_20_Emphasis"><text:span text:style-name="T295">Verder</text:span></text:span><text:span text:style-name="Strong_20_Emphasis"><text:span text:style-name="T284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6">Op </text:span><text:span text:style-name="T297">het </text:span><text:span text:style-name="T295">scherm </text:span><text:span text:style-name="Strong_20_Emphasis"><text:span text:style-name="T295">Wie bent u?</text:span></text:span><text:span text:style-name="T295"> </text:span><text:span text:style-name="T296">vul </text:span><text:span text:style-name="T298">in </text:span><text:span text:style-name="Strong_20_Emphasis"><text:span text:style-name="T299">Uw n</text:span></text:span><text:span text:style-name="Strong_20_Emphasis"><text:span text:style-name="T300">aam</text:span></text:span><text:span text:style-name="Strong_20_Emphasis"><text:span text:style-name="T287"> </text:span></text:span><text:span text:style-name="Definition"><text:span text:style-name="T5">gebruiker</text:span></text:span><text:span text:style-name="Strong_20_Emphasis"><text:span text:style-name="T288">, <text:line-break/></text:span></text:span><text:span text:style-name="Strong_20_Emphasis"><text:span text:style-name="T300">Naam </text:span></text:span><text:span text:style-name="Strong_20_Emphasis"><text:span text:style-name="T299">van uw </text:span></text:span><text:span text:style-name="Strong_20_Emphasis"><text:span text:style-name="T301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7">,<text:line-break/></text:span></text:span><text:span text:style-name="Strong_20_Emphasis"><text:span text:style-name="T299">Kies een g</text:span></text:span><text:span text:style-name="Strong_20_Emphasis"><text:span text:style-name="T301">ebruikersnaam</text:span></text:span><text:span text:style-name="Strong_20_Emphasis"><text:span text:style-name="T287"> </text:span></text:span><text:span text:style-name="Definition"><text:span text:style-name="T5">gebruikersnaam</text:span></text:span><text:span text:style-name="Strong_20_Emphasis"><text:span text:style-name="T287">,<text:line-break/></text:span></text:span><text:span text:style-name="Strong_20_Emphasis"><text:span text:style-name="T289">g</text:span></text:span><text:span text:style-name="Strong_20_Emphasis"><text:span text:style-name="T278">eef tweemaal een </text:span></text:span><text:span text:style-name="Strong_20_Emphasis"><text:span text:style-name="T293">wachtwoord</text:span></text:span><text:span text:style-name="Strong_20_Emphasis"><text:span text:style-name="T278">,</text:span></text:span><text:span text:style-name="Strong_20_Emphasis"><text:span text:style-name="T290"> </text:span></text:span><text:span text:style-name="Strong_20_Emphasis"><text:span text:style-name="T291">en</text:span></text:span><text:span text:style-name="Strong_20_Emphasis"><text:span text:style-name="T290"> </text:span></text:span><text:span text:style-name="Strong_20_Emphasis"><text:span text:style-name="T292">k</text:span></text:span><text:span text:style-name="Strong_20_Emphasis"><text:span text:style-name="T278">lik op </text:span></text:span><text:span text:style-name="Strong_20_Emphasis"><text:span text:style-name="T293">Verder</text:span></text:span><text:span text:style-name="Strong_20_Emphasis"><text:span text:style-name="T278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94951832133372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9">Debian-p</text:span>akket kz plaatst documenten en scripts van Karel Zimmer <text:span text:style-name="T348">(zie </text:span><text:a xlink:type="simple" xlink:href="https://karelzimmer.nl/" text:style-name="Internet_20_link" text:visited-style-name="Visited_20_Internet_20_Link"><text:span text:style-name="Strong_20_Emphasis"><text:span text:style-name="T337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94951987524510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40">Super</text:span>-toets <text:span text:style-name="T216">is </text:span>de Windows<text:span text:style-name="T343">-</text:span><text:span text:style-name="T339">toets</text:span>, <text:span text:style-name="T343">C</text:span>ommand-<text:span text:style-name="T339">toets</text:span>, of <text:span text:style-name="T343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2">Geschreven </text:span></text:span><text:span text:style-name="Emphasis"><text:span text:style-name="T306">in </text:span></text:span><text:span text:style-name="Emphasis"><text:span text:style-name="T305">2022 </text:span></text:span><text:span text:style-name="Emphasis"><text:span text:style-name="T302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4">Creative Commons Publiek Domein Verklaring</text:span></text:span></text:a><text:span text:style-name="Emphasis"><text:span text:style-name="T3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21T09:49:49.666773984">21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1T09:49:49.018547465</dc:date>
    <meta:keyword>Installatie</meta:keyword>
    <meta:keyword>Checklist</meta:keyword>
    <meta:keyword>Linux</meta:keyword>
    <meta:editing-cycles>6543</meta:editing-cycles>
    <meta:editing-duration>P11DT14H10M57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8" meta:character-count="5022" meta:non-whitespace-character-count="4318"/>
    <meta:user-defined meta:name="Info 1"/>
    <meta:user-defined meta:name="Info 2"/>
    <meta:user-defined meta:name="Info 3"/>
    <meta:user-defined meta:name="Info 4"/>
  </office:meta>
</office:document-meta>
</file>